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666666" draw:marker-start-width="0.124cm" draw:marker-end-width="0.124cm" draw:fill="solid" draw:fill-color="#e6e6e6" draw:textarea-horizontal-align="justify" draw:textarea-vertical-align="middle" draw:auto-grow-height="false" fo:padding-top="0.151cm" fo:padding-bottom="0.151cm" fo:padding-left="0.276cm" fo:padding-right="0.276cm" style:protect="position size"/>
    </style:style>
    <style:style style:name="gr2" style:family="graphic" style:parent-style-name="objectwithoutfill">
      <style:graphic-properties svg:stroke-width="0.051cm" svg:stroke-color="#666666" draw:fill="none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1.2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1.39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666666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50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666666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208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52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15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0.51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0.38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3.256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666666" draw:fill="none" draw:fill-color="#ffff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fo:min-height="0.3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fo:min-height="0.71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fill="none" draw:fill-color="#ffffff" fo:min-height="5.034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1cm" svg:stroke-color="#000000" draw:fill="none" draw:fill-color="#ffffff" fo:min-height="1.683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OCRB" style:font-family-generic="modern" style:font-pitch="fixed" fo:font-size="10pt" style:font-size-asian="10pt" style:font-size-complex="10pt"/>
    </style:style>
    <style:style style:name="P4" style:family="paragraph">
      <style:text-properties fo:font-family="'OCR A Extended'" style:font-family-generic="modern" style:font-pitch="variable"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7pt" style:font-size-asian="7pt" style:font-size-complex="7pt"/>
    </style:style>
    <style:style style:name="P8" style:family="paragraph">
      <style:text-properties fo:color="#666666"/>
    </style:style>
    <style:style style:name="P9" style:family="paragraph">
      <style:paragraph-properties fo:text-align="end"/>
    </style:style>
    <style:style style:name="P10" style:family="paragraph">
      <style:text-properties fo:color="#000000" style:text-outline="false" fo:font-family="'OCR A Extended'" style:font-family-generic="modern" style:font-pitch="variable" fo:text-shadow="1pt 1pt"/>
    </style:style>
    <style:style style:name="T1" style:family="text">
      <style:text-properties fo:color="#000000" style:text-outline="false" style:text-line-through-style="none" fo:font-family="'Geotype TT'" style:font-family-generic="decorative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Century Gothic'" style:font-family-generic="swiss" style:font-pitch="variable" fo:font-size="12pt" fo:font-style="normal" fo:text-shadow="none" style:text-underline-style="none" fo:font-weight="normal" style:letter-kerning="true" style:font-family-asian="'Geotype TT'" style:font-size-asian="12pt" style:font-style-asian="normal" style:font-weight-asian="normal" style:font-family-complex="'Geotype TT'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Century Gothic'" style:font-family-generic="swiss" style:font-pitch="variable" fo:font-size="12pt" style:font-size-asian="12pt" style:font-size-complex="12pt"/>
    </style:style>
    <style:style style:name="T4" style:family="text">
      <style:text-properties fo:font-family="'OCR A Extended'" style:font-family-generic="modern" style:font-pitch="variable" fo:font-size="12pt" style:font-size-asian="12pt" style:font-size-complex="12pt"/>
    </style:style>
    <style:style style:name="T5" style:family="text">
      <style:text-properties fo:font-family="OCRB" style:font-family-generic="modern" style:font-pitch="fixed" fo:font-size="10pt" style:font-size-asian="10pt" style:font-size-complex="10pt"/>
    </style:style>
    <style:style style:name="T6" style:family="text">
      <style:text-properties fo:font-family="'OCR A Extended'" style:font-family-generic="modern" style:font-pitch="variable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family="Wingdings" style:font-pitch="variable" style:font-charset="x-symbol" fo:font-size="6pt" style:font-size-asian="6pt" style:font-size-complex="6pt"/>
    </style:style>
    <style:style style:name="T9" style:family="text">
      <style:text-properties fo:font-family="'OCR A Extended'" style:font-family-generic="modern" style:font-pitch="variable"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666666"/>
    </style:style>
    <style:style style:name="T13" style:family="text">
      <style:text-properties fo:font-family="Wingdings" style:font-pitch="variable" style:font-charset="x-symbol"/>
    </style:style>
    <style:style style:name="T14" style:family="text">
      <style:text-properties fo:color="#000000" style:text-outline="false" style:text-line-through-style="none" fo:font-family="'Geotype TT'" style:font-family-generic="decorative" style:font-pitch="variable" fo:font-size="16pt" fo:font-style="normal" fo:text-shadow="1pt 1pt" style:text-underline-style="none" fo:font-weight="normal" style:letter-kerning="true" style:font-family-asian="'Geotype TT'" style:font-size-asian="16pt" style:font-style-asian="normal" style:font-weight-asian="normal" style:font-family-complex="'Geotype TT'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4cm" svg:height="20.86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2.397cm" svg:x2="14.24cm" svg:y2="2.397cm">
          <text:p/>
        </draw:line>
        <draw:frame draw:style-name="gr3" draw:text-style-name="P3" draw:layer="layout" svg:width="9.271cm" svg:height="1.694cm" svg:x="1cm" svg:y="1.079cm">
          <draw:text-box>
            <text:p><text:span text:style-name="T1"><text:s text:c="4"/></text:span><text:span text:style-name="T2">T</text:span><text:span text:style-name="T3">HE GALACTIC GUILD OF SURVEYORS</text:span></text:p>
            <text:p><text:span text:style-name="T4">SPACESHIP ACCOUNTING AND RECORD</text:span></text:p>
            <text:p><text:span text:style-name="T5"/></text:p>
          </draw:text-box>
        </draw:frame>
        <draw:frame draw:style-name="gr4" draw:text-style-name="P4" draw:layer="layout" svg:width="3.969cm" svg:height="1.761cm" svg:x="10.271cm" svg:y="1cm">
          <draw:text-box>
            <text:p><text:span text:style-name="T6">FORM FF-K64/MF</text:span></text:p>
            <text:p><text:span text:style-name="T6"/></text:p>
            <text:p><text:span text:style-name="T6">DATE:</text:span></text:p>
            <text:p><text:span text:style-name="T6"/></text:p>
          </draw:text-box>
        </draw:frame>
        <draw:custom-shape draw:style-name="gr5" draw:text-style-name="P2" draw:layer="layout" svg:width="2.413cm" svg:height="0.508cm" svg:x="11.668cm" svg:y="1.76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413cm" svg:height="0.808cm" svg:x="11.735cm" svg:y="1.695cm">
          <draw:text-box>
            <text:p><text:span text:style-name="T6"><text:s text:c="2"/></text:span><text:span text:style-name="T6">/ <text:s/>/</text:span></text:p>
          </draw:text-box>
        </draw:frame>
        <draw:custom-shape draw:style-name="gr5" draw:text-style-name="P2" draw:layer="layout" svg:width="12.414cm" svg:height="1.397cm" svg:x="1.413cm" svg:y="2.69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413cm" svg:y1="3.379cm" svg:x2="13.827cm" svg:y2="3.379cm">
          <text:p/>
        </draw:line>
        <draw:frame draw:style-name="gr8" draw:layer="layout" svg:width="3.072cm" svg:height="0.521cm" svg:x="1.285cm" svg:y="2.566cm">
          <draw:text-box>
            <text:p>1. Ship Name</text:p>
          </draw:text-box>
        </draw:frame>
        <draw:line draw:style-name="gr7" draw:text-style-name="P2" draw:layer="layout" svg:x1="5.508cm" svg:y1="2.693cm" svg:x2="5.508cm" svg:y2="3.379cm">
          <text:p/>
        </draw:line>
        <draw:frame draw:style-name="gr9" draw:layer="layout" svg:width="2.559cm" svg:height="0.826cm" svg:x="5.382cm" svg:y="2.566cm">
          <draw:text-box>
            <text:p>2. Title Holder</text:p>
          </draw:text-box>
        </draw:frame>
        <draw:line draw:style-name="gr7" draw:text-style-name="P2" draw:layer="layout" svg:x1="9.476cm" svg:y1="2.693cm" svg:x2="9.476cm" svg:y2="3.379cm">
          <text:p/>
        </draw:line>
        <draw:frame draw:style-name="gr6" draw:layer="layout" svg:width="2.943cm" svg:height="0.808cm" svg:x="9.348cm" svg:y="2.566cm">
          <draw:text-box>
            <text:p>3. Acting Captain</text:p>
          </draw:text-box>
        </draw:frame>
        <draw:frame draw:style-name="gr10" draw:layer="layout" svg:width="3.967cm" svg:height="0.521cm" svg:x="1.254cm" svg:y="3.257cm">
          <draw:text-box>
            <text:p>4. Planet of Registration</text:p>
          </draw:text-box>
        </draw:frame>
        <draw:line draw:style-name="gr7" draw:text-style-name="P2" draw:layer="layout" svg:x1="6.011cm" svg:y1="3.397cm" svg:x2="6.011cm" svg:y2="4.083cm">
          <text:p/>
        </draw:line>
        <draw:frame draw:style-name="gr11" draw:layer="layout" svg:width="4.352cm" svg:height="0.521cm" svg:x="5.892cm" svg:y="3.256cm">
          <draw:text-box>
            <text:p>5. Registration #</text:p>
          </draw:text-box>
        </draw:frame>
        <draw:frame draw:style-name="gr8" draw:text-style-name="P5" draw:layer="layout" svg:width="3.456cm" svg:height="0.593cm" svg:x="5.892cm" svg:y="3.582cm">
          <draw:text-box>
            <text:p><text:span text:style-name="T7">GSS -</text:span></text:p>
          </draw:text-box>
        </draw:frame>
        <draw:line draw:style-name="gr7" draw:text-style-name="P2" draw:layer="layout" svg:x1="9.476cm" svg:y1="3.404cm" svg:x2="9.476cm" svg:y2="4.09cm">
          <text:p/>
        </draw:line>
        <draw:frame draw:style-name="gr12" draw:layer="layout" svg:width="4.572cm" svg:height="0.815cm" svg:x="9.382cm" svg:y="3.275cm">
          <draw:text-box>
            <text:p>6. Payment Method</text:p>
            <text:p><text:span text:style-name="T8">q </text:span><text:span text:style-name="T9">Mortgage </text:span><text:span text:style-name="T8">q</text:span><text:span text:style-name="T9"> Used </text:span><text:span text:style-name="T8">q</text:span><text:span text:style-name="T9"> Inherited</text:span></text:p>
          </draw:text-box>
        </draw:frame>
        <draw:frame draw:style-name="gr13" draw:text-style-name="P6" draw:layer="layout" svg:width="3.048cm" svg:height="0.635cm" svg:x="1.254cm" svg:y="4.256cm">
          <draw:text-box>
            <text:p><text:span text:style-name="T10">Step 1: Hull</text:span></text:p>
          </draw:text-box>
        </draw:frame>
        <draw:frame draw:style-name="gr14" draw:text-style-name="P7" draw:layer="layout" svg:width="12.319cm" svg:height="0.508cm" svg:x="1cm" svg:y="4.891cm">
          <draw:text-box>
            <text:p><text:span text:style-name="T11">Class:</text:span><text:span text:style-name="T11"><text:tab/></text:span><text:span text:style-name="T11"><text:tab/></text:span><text:span text:style-name="T11">Hull:</text:span><text:span text:style-name="T11"><text:tab/></text:span><text:span text:style-name="T11"><text:tab/></text:span><text:span text:style-name="T11">Length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</draw:text-box>
        </draw:frame>
        <draw:custom-shape draw:style-name="gr5" draw:text-style-name="P2" draw:layer="layout" svg:width="1.143cm" svg:height="0.508cm" svg:x="2.27cm" svg:y="4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08cm" svg:x="4.556cm" svg:y="4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32cm" svg:height="0.508cm" svg:x="7.488cm" svg:y="4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0.508cm" svg:x="9.763cm" svg:y="4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51cm" svg:height="0.508cm" svg:x="12.176cm" svg:y="4.89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027cm" svg:height="0.808cm" svg:x="9.636cm" svg:y="4.764cm">
          <draw:text-box>
            <text:p><text:span text:style-name="T12">M1</text:span></text:p>
          </draw:text-box>
        </draw:frame>
        <draw:frame draw:style-name="gr15" draw:text-style-name="P8" draw:layer="layout" svg:width="1.027cm" svg:height="0.681cm" svg:x="12.049cm" svg:y="4.764cm">
          <draw:text-box>
            <text:p><text:span text:style-name="T12">C1</text:span></text:p>
          </draw:text-box>
        </draw:frame>
        <draw:frame draw:style-name="gr13" draw:text-style-name="P6" draw:layer="layout" svg:width="3.302cm" svg:height="0.635cm" svg:x="1.254cm" svg:y="5.48cm">
          <draw:text-box>
            <text:p><text:span text:style-name="T10">Step 2: Armor</text:span></text:p>
          </draw:text-box>
        </draw:frame>
        <draw:frame draw:style-name="gr15" draw:text-style-name="P7" draw:layer="layout" svg:width="12.954cm" svg:height="0.681cm" svg:x="1cm" svg:y="6.08cm">
          <draw:text-box>
            <text:p><text:span text:style-name="T11">Type:</text:span><text:span text:style-name="T11"><text:tab/></text:span><text:span text:style-name="T11"><text:tab/></text:span><text:span text:style-name="T11">AC/AP: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</draw:text-box>
        </draw:frame>
        <draw:custom-shape draw:style-name="gr5" draw:text-style-name="P2" draw:layer="layout" svg:width="1.143cm" svg:height="0.508cm" svg:x="2.143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08cm" svg:x="4.81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635cm" svg:height="0.808cm" svg:x="5.064cm" svg:y="6.08cm">
          <draw:text-box>
            <text:p><text:span text:style-name="T7">/</text:span></text:p>
          </draw:text-box>
        </draw:frame>
        <draw:custom-shape draw:style-name="gr5" draw:text-style-name="P2" draw:layer="layout" svg:width="1.524cm" svg:height="0.508cm" svg:x="9.763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51cm" svg:height="0.508cm" svg:x="12.176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027cm" svg:height="0.808cm" svg:x="9.636cm" svg:y="5.953cm">
          <draw:text-box>
            <text:p><text:span text:style-name="T12">M2</text:span></text:p>
          </draw:text-box>
        </draw:frame>
        <draw:frame draw:style-name="gr15" draw:text-style-name="P8" draw:layer="layout" svg:width="1.027cm" svg:height="0.681cm" svg:x="12.049cm" svg:y="5.953cm">
          <draw:text-box>
            <text:p><text:span text:style-name="T12">C2</text:span></text:p>
          </draw:text-box>
        </draw:frame>
        <draw:frame draw:style-name="gr16" draw:text-style-name="P6" draw:layer="layout" svg:width="4.826cm" svg:height="0.616cm" svg:x="1.254cm" svg:y="6.715cm">
          <draw:text-box>
            <text:p><text:span text:style-name="T10">Step 3: Main Engines</text:span></text:p>
          </draw:text-box>
        </draw:frame>
        <draw:frame draw:style-name="gr17" draw:text-style-name="P7" draw:layer="layout" svg:width="13.24cm" svg:height="1.063cm" svg:x="1cm" svg:y="7.304cm">
          <draw:text-box>
            <text:p><text:span text:style-name="T11">Type:</text:span><text:span text:style-name="T11"><text:tab/></text:span><text:span text:style-name="T11"><text:tab/></text:span><text:span text:style-name="T11">Subspace Multiplier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Sub-Light Speed: </text:span></text:p>
          </draw:text-box>
        </draw:frame>
        <draw:custom-shape draw:style-name="gr5" draw:text-style-name="P2" draw:layer="layout" svg:width="1.143cm" svg:height="0.508cm" svg:x="2.143cm" svg:y="7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0.508cm" svg:x="6.842cm" svg:y="7.30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43cm" svg:height="0.808cm" svg:x="6.842cm" svg:y="7.304cm">
          <draw:text-box>
            <text:p><text:span text:style-name="T11">x</text:span></text:p>
          </draw:text-box>
        </draw:frame>
        <draw:custom-shape draw:style-name="gr5" draw:text-style-name="P2" draw:layer="layout" svg:width="1.143cm" svg:height="0.508cm" svg:x="3.794cm" svg:y="7.81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651cm" svg:height="0.808cm" svg:x="3.54cm" svg:y="7.812cm">
          <draw:text-box>
            <text:p text:style-name="P9">AU/hr.</text:p>
          </draw:text-box>
        </draw:frame>
        <draw:custom-shape draw:style-name="gr5" draw:text-style-name="P2" draw:layer="layout" svg:width="1.524cm" svg:height="0.508cm" svg:x="9.763cm" svg:y="7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51cm" svg:height="0.508cm" svg:x="12.176cm" svg:y="7.30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027cm" svg:height="0.808cm" svg:x="9.636cm" svg:y="7.177cm">
          <draw:text-box>
            <text:p><text:span text:style-name="T12">M3</text:span></text:p>
          </draw:text-box>
        </draw:frame>
        <draw:frame draw:style-name="gr15" draw:text-style-name="P8" draw:layer="layout" svg:width="1.027cm" svg:height="0.681cm" svg:x="12.049cm" svg:y="7.177cm">
          <draw:text-box>
            <text:p><text:span text:style-name="T12">C3</text:span></text:p>
          </draw:text-box>
        </draw:frame>
        <draw:frame draw:style-name="gr13" draw:text-style-name="P6" draw:layer="layout" svg:width="4.826cm" svg:height="0.635cm" svg:x="1.254cm" svg:y="8.493cm">
          <draw:text-box>
            <text:p><text:span text:style-name="T10">Step 4: Weapons</text:span></text:p>
          </draw:text-box>
        </draw:frame>
        <draw:frame draw:style-name="gr18" draw:text-style-name="P7" draw:layer="layout" svg:width="13.24cm" svg:height="3.603cm" svg:x="1cm" svg:y="9.081cm">
          <draw:text-box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Damage:</text:span><text:span text:style-name="T11"><text:tab/></text:span><text:span text:style-name="T11"><text:tab/></text:span><text:span text:style-name="T11">Ammo: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<text:tab/></text:span><text:span text:style-name="T11">Total:</text:span><text:span text:style-name="T11"><text:tab/></text:span><text:span text:style-name="T11"><text:tab/></text:span><text:span text:style-name="T11">Total:</text:span></text:p>
          </draw:text-box>
        </draw:frame>
        <draw:custom-shape draw:style-name="gr5" draw:text-style-name="P2" draw:layer="layout" svg:width="1.397cm" svg:height="3.048cm" svg:x="2.143cm" svg:y="9.1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143cm" svg:y1="9.612cm" svg:x2="3.54cm" svg:y2="9.612cm">
          <text:p/>
        </draw:line>
        <draw:line draw:style-name="gr19" draw:text-style-name="P2" draw:layer="layout" svg:x1="2.143cm" svg:y1="10.12cm" svg:x2="3.54cm" svg:y2="10.12cm">
          <text:p/>
        </draw:line>
        <draw:line draw:style-name="gr19" draw:text-style-name="P2" draw:layer="layout" svg:x1="2.143cm" svg:y1="10.628cm" svg:x2="3.54cm" svg:y2="10.628cm">
          <text:p/>
        </draw:line>
        <draw:line draw:style-name="gr19" draw:text-style-name="P2" draw:layer="layout" svg:x1="2.143cm" svg:y1="11.136cm" svg:x2="3.54cm" svg:y2="11.136cm">
          <text:p/>
        </draw:line>
        <draw:line draw:style-name="gr19" draw:text-style-name="P2" draw:layer="layout" svg:x1="2.143cm" svg:y1="11.644cm" svg:x2="3.54cm" svg:y2="11.644cm">
          <text:p/>
        </draw:line>
        <draw:custom-shape draw:style-name="gr5" draw:text-style-name="P2" draw:layer="layout" svg:width="1.27cm" svg:height="3.048cm" svg:x="4.937cm" svg:y="9.1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4.937cm" svg:y1="9.612cm" svg:x2="6.207cm" svg:y2="9.612cm">
          <text:p/>
        </draw:line>
        <draw:line draw:style-name="gr19" draw:text-style-name="P2" draw:layer="layout" svg:x1="4.937cm" svg:y1="10.12cm" svg:x2="6.207cm" svg:y2="10.12cm">
          <text:p/>
        </draw:line>
        <draw:line draw:style-name="gr19" draw:text-style-name="P2" draw:layer="layout" svg:x1="4.937cm" svg:y1="10.628cm" svg:x2="6.207cm" svg:y2="10.628cm">
          <text:p/>
        </draw:line>
        <draw:line draw:style-name="gr19" draw:text-style-name="P2" draw:layer="layout" svg:x1="4.937cm" svg:y1="11.136cm" svg:x2="6.207cm" svg:y2="11.136cm">
          <text:p/>
        </draw:line>
        <draw:line draw:style-name="gr19" draw:text-style-name="P2" draw:layer="layout" svg:x1="4.937cm" svg:y1="11.644cm" svg:x2="6.207cm" svg:y2="11.644cm">
          <text:p/>
        </draw:line>
        <draw:custom-shape draw:style-name="gr5" draw:text-style-name="P2" draw:layer="layout" svg:width="1.27cm" svg:height="3.048cm" svg:x="7.223cm" svg:y="9.1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7.223cm" svg:y1="9.612cm" svg:x2="8.493cm" svg:y2="9.612cm">
          <text:p/>
        </draw:line>
        <draw:line draw:style-name="gr19" draw:text-style-name="P2" draw:layer="layout" svg:x1="7.223cm" svg:y1="10.12cm" svg:x2="8.493cm" svg:y2="10.12cm">
          <text:p/>
        </draw:line>
        <draw:line draw:style-name="gr19" draw:text-style-name="P2" draw:layer="layout" svg:x1="7.223cm" svg:y1="10.628cm" svg:x2="8.493cm" svg:y2="10.628cm">
          <text:p/>
        </draw:line>
        <draw:line draw:style-name="gr19" draw:text-style-name="P2" draw:layer="layout" svg:x1="7.223cm" svg:y1="11.136cm" svg:x2="8.493cm" svg:y2="11.136cm">
          <text:p/>
        </draw:line>
        <draw:line draw:style-name="gr19" draw:text-style-name="P2" draw:layer="layout" svg:x1="7.223cm" svg:y1="11.644cm" svg:x2="8.493cm" svg:y2="11.644cm">
          <text:p/>
        </draw:line>
        <draw:custom-shape draw:style-name="gr5" draw:text-style-name="P2" draw:layer="layout" svg:width="1.651cm" svg:height="3.048cm" svg:x="9.636cm" svg:y="9.1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636cm" svg:y1="9.612cm" svg:x2="11.287cm" svg:y2="9.612cm">
          <text:p/>
        </draw:line>
        <draw:line draw:style-name="gr19" draw:text-style-name="P2" draw:layer="layout" svg:x1="9.636cm" svg:y1="10.12cm" svg:x2="11.287cm" svg:y2="10.12cm">
          <text:p/>
        </draw:line>
        <draw:line draw:style-name="gr19" draw:text-style-name="P2" draw:layer="layout" svg:x1="9.636cm" svg:y1="10.628cm" svg:x2="11.287cm" svg:y2="10.628cm">
          <text:p/>
        </draw:line>
        <draw:line draw:style-name="gr19" draw:text-style-name="P2" draw:layer="layout" svg:x1="9.636cm" svg:y1="11.136cm" svg:x2="11.287cm" svg:y2="11.136cm">
          <text:p/>
        </draw:line>
        <draw:line draw:style-name="gr19" draw:text-style-name="P2" draw:layer="layout" svg:x1="9.636cm" svg:y1="11.644cm" svg:x2="11.287cm" svg:y2="11.644cm">
          <text:p/>
        </draw:line>
        <draw:custom-shape draw:style-name="gr5" draw:text-style-name="P2" draw:layer="layout" svg:width="1.651cm" svg:height="3.048cm" svg:x="12.176cm" svg:y="9.10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2.176cm" svg:y1="9.612cm" svg:x2="13.827cm" svg:y2="9.612cm">
          <text:p/>
        </draw:line>
        <draw:line draw:style-name="gr19" draw:text-style-name="P2" draw:layer="layout" svg:x1="12.176cm" svg:y1="10.12cm" svg:x2="13.827cm" svg:y2="10.12cm">
          <text:p/>
        </draw:line>
        <draw:line draw:style-name="gr19" draw:text-style-name="P2" draw:layer="layout" svg:x1="12.176cm" svg:y1="10.628cm" svg:x2="13.827cm" svg:y2="10.628cm">
          <text:p/>
        </draw:line>
        <draw:line draw:style-name="gr19" draw:text-style-name="P2" draw:layer="layout" svg:x1="12.176cm" svg:y1="11.136cm" svg:x2="13.827cm" svg:y2="11.136cm">
          <text:p/>
        </draw:line>
        <draw:line draw:style-name="gr19" draw:text-style-name="P2" draw:layer="layout" svg:x1="12.176cm" svg:y1="11.644cm" svg:x2="13.827cm" svg:y2="11.644cm">
          <text:p/>
        </draw:line>
        <draw:custom-shape draw:style-name="gr5" draw:text-style-name="P2" draw:layer="layout" svg:width="1.397cm" svg:height="0.508cm" svg:x="9.89cm" svg:y="12.1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0.508cm" svg:x="12.43cm" svg:y="12.152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4.064cm" svg:height="0.635cm" svg:x="9.763cm" svg:y="12.049cm">
          <draw:text-box>
            <text:p><text:span text:style-name="T12">M4</text:span><text:span text:style-name="T12"><text:tab/></text:span><text:span text:style-name="T12"><text:tab/></text:span><text:span text:style-name="T12">C4</text:span></text:p>
          </draw:text-box>
        </draw:frame>
        <draw:frame draw:style-name="gr13" draw:text-style-name="P6" draw:layer="layout" svg:width="4.826cm" svg:height="0.635cm" svg:x="1.254cm" svg:y="12.811cm">
          <draw:text-box>
            <text:p><text:span text:style-name="T10">Step 5: Thrusters</text:span></text:p>
          </draw:text-box>
        </draw:frame>
        <draw:line draw:style-name="gr19" draw:text-style-name="P2" draw:layer="layout" svg:x1="1cm" svg:y1="12.811cm" svg:x2="14.24cm" svg:y2="12.811cm">
          <text:p/>
        </draw:line>
        <draw:line draw:style-name="gr19" draw:text-style-name="P2" draw:layer="layout" svg:x1="1cm" svg:y1="8.493cm" svg:x2="14.24cm" svg:y2="8.493cm">
          <text:p/>
        </draw:line>
        <draw:line draw:style-name="gr19" draw:text-style-name="P2" draw:layer="layout" svg:x1="1cm" svg:y1="5.572cm" svg:x2="14.24cm" svg:y2="5.572cm">
          <text:p/>
        </draw:line>
        <draw:line draw:style-name="gr19" draw:text-style-name="P2" draw:layer="layout" svg:x1="1cm" svg:y1="6.715cm" svg:x2="14.24cm" svg:y2="6.715cm">
          <text:p/>
        </draw:line>
        <draw:line draw:style-name="gr19" draw:text-style-name="P2" draw:layer="layout" svg:x1="1cm" svg:y1="4.302cm" svg:x2="14.24cm" svg:y2="4.302cm">
          <text:p/>
        </draw:line>
        <draw:frame draw:style-name="gr21" draw:text-style-name="P7" draw:layer="layout" svg:width="13.24cm" svg:height="1.063cm" svg:x="1cm" svg:y="13.319cm">
          <draw:text-box>
            <text:p><text:span text:style-name="T11">(M1+M2+M3+M4)/100 = Mass Rating: </text:span><text:span text:style-name="T11"><text:tab/></text:span><text:span text:style-name="T11"><text:tab/></text:span><text:span text:style-name="T11">Thrust Rating: 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MR-TR = Maneuverability:</text:span><text:span text:style-name="T11"><text:tab/></text:span><text:span text:style-name="T11"><text:tab/></text:span><text:span text:style-name="T11">(MBx100)+400 = Airspeed:</text:span></text:p>
          </draw:text-box>
        </draw:frame>
        <draw:custom-shape draw:style-name="gr5" draw:text-style-name="P2" draw:layer="layout" svg:width="1.27cm" svg:height="0.508cm" svg:x="6.08cm" svg:y="13.3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0.508cm" svg:x="9.763cm" svg:y="13.3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51cm" svg:height="0.508cm" svg:x="12.176cm" svg:y="13.319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89cm" svg:height="0.521cm" svg:x="5.953cm" svg:y="13.192cm">
          <draw:text-box>
            <text:p><text:span text:style-name="T12">MR</text:span></text:p>
          </draw:text-box>
        </draw:frame>
        <draw:frame draw:style-name="gr8" draw:text-style-name="P8" draw:layer="layout" svg:width="0.889cm" svg:height="0.521cm" svg:x="12.049cm" svg:y="13.192cm">
          <draw:text-box>
            <text:p><text:span text:style-name="T12">C5</text:span></text:p>
          </draw:text-box>
        </draw:frame>
        <draw:frame draw:style-name="gr8" draw:text-style-name="P8" draw:layer="layout" svg:width="0.889cm" svg:height="0.521cm" svg:x="9.636cm" svg:y="13.192cm">
          <draw:text-box>
            <text:p><text:span text:style-name="T12">TR</text:span></text:p>
          </draw:text-box>
        </draw:frame>
        <draw:custom-shape draw:style-name="gr5" draw:text-style-name="P2" draw:layer="layout" svg:width="1.016cm" svg:height="0.508cm" svg:x="4.937cm" svg:y="13.82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889cm" svg:height="0.521cm" svg:x="4.81cm" svg:y="13.687cm">
          <draw:text-box>
            <text:p><text:span text:style-name="T12">MB</text:span></text:p>
          </draw:text-box>
        </draw:frame>
        <draw:custom-shape draw:style-name="gr5" draw:text-style-name="P2" draw:layer="layout" svg:width="1.27cm" svg:height="0.508cm" svg:x="10.017cm" svg:y="13.82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397cm" svg:height="0.808cm" svg:x="10.017cm" svg:y="13.827cm">
          <draw:text-box>
            <text:p text:style-name="P9">mph</text:p>
          </draw:text-box>
        </draw:frame>
        <draw:line draw:style-name="gr19" draw:text-style-name="P2" draw:layer="layout" svg:x1="1cm" svg:y1="14.462cm" svg:x2="14.24cm" svg:y2="14.462cm">
          <text:p/>
        </draw:line>
        <draw:frame draw:style-name="gr13" draw:text-style-name="P6" draw:layer="layout" svg:width="6.985cm" svg:height="0.635cm" svg:x="1.254cm" svg:y="14.462cm">
          <draw:text-box>
            <text:p><text:span text:style-name="T10">Step 6: Additional Systems</text:span></text:p>
          </draw:text-box>
        </draw:frame>
        <draw:frame draw:style-name="gr22" draw:text-style-name="P7" draw:layer="layout" svg:width="13.24cm" svg:height="5.334cm" svg:x="1cm" svg:y="14.97cm">
          <draw:text-box>
            <text:p><text:span text:style-name="T11">M1 x 60% = Add-on Space: 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Type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Mass:</text:span><text:span text:style-name="T11"><text:tab/></text:span><text:span text:style-name="T11"><text:tab/></text:span><text:span text:style-name="T11">Cost:</text:span></text:p>
            <text:p><text:span text:style-name="T11"/></text:p>
            <text:p><text:span text:style-name="T11">M5 - M6 = Cargo Space:</text:span><text:span text:style-name="T11"><text:tab/></text:span><text:span text:style-name="T11"><text:tab/></text:span><text:span text:style-name="T11"><text:tab/></text:span><text:span text:style-name="T11"><text:tab/></text:span><text:span text:style-name="T11">Total:</text:span><text:span text:style-name="T11"><text:tab/></text:span><text:span text:style-name="T11"><text:tab/></text:span><text:span text:style-name="T11">Total:</text:span></text:p>
          </draw:text-box>
        </draw:frame>
        <draw:custom-shape draw:style-name="gr5" draw:text-style-name="P2" draw:layer="layout" svg:width="6.477cm" svg:height="4.064cm" svg:x="2.143cm" svg:y="15.478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2.143cm" svg:y1="15.986cm" svg:x2="8.62cm" svg:y2="15.986cm">
          <text:p/>
        </draw:line>
        <draw:line draw:style-name="gr19" draw:text-style-name="P2" draw:layer="layout" svg:x1="2.143cm" svg:y1="16.494cm" svg:x2="8.62cm" svg:y2="16.494cm">
          <text:p/>
        </draw:line>
        <draw:line draw:style-name="gr19" draw:text-style-name="P2" draw:layer="layout" svg:x1="2.143cm" svg:y1="17.002cm" svg:x2="8.62cm" svg:y2="17.002cm">
          <text:p/>
        </draw:line>
        <draw:line draw:style-name="gr19" draw:text-style-name="P2" draw:layer="layout" svg:x1="2.143cm" svg:y1="17.51cm" svg:x2="8.62cm" svg:y2="17.51cm">
          <text:p/>
        </draw:line>
        <draw:line draw:style-name="gr19" draw:text-style-name="P2" draw:layer="layout" svg:x1="2.143cm" svg:y1="18.018cm" svg:x2="8.62cm" svg:y2="18.018cm">
          <text:p/>
        </draw:line>
        <draw:line draw:style-name="gr19" draw:text-style-name="P2" draw:layer="layout" svg:x1="2.143cm" svg:y1="18.526cm" svg:x2="8.62cm" svg:y2="18.526cm">
          <text:p/>
        </draw:line>
        <draw:line draw:style-name="gr19" draw:text-style-name="P2" draw:layer="layout" svg:x1="2.143cm" svg:y1="19.034cm" svg:x2="8.62cm" svg:y2="19.034cm">
          <text:p/>
        </draw:line>
        <draw:custom-shape draw:style-name="gr5" draw:text-style-name="P2" draw:layer="layout" svg:width="1.524cm" svg:height="4.064cm" svg:x="9.763cm" svg:y="15.478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763cm" svg:y1="15.986cm" svg:x2="11.287cm" svg:y2="15.986cm">
          <text:p/>
        </draw:line>
        <draw:line draw:style-name="gr19" draw:text-style-name="P2" draw:layer="layout" svg:x1="9.763cm" svg:y1="16.494cm" svg:x2="11.287cm" svg:y2="16.494cm">
          <text:p/>
        </draw:line>
        <draw:line draw:style-name="gr19" draw:text-style-name="P2" draw:layer="layout" svg:x1="9.763cm" svg:y1="17.002cm" svg:x2="11.287cm" svg:y2="17.002cm">
          <text:p/>
        </draw:line>
        <draw:line draw:style-name="gr19" draw:text-style-name="P2" draw:layer="layout" svg:x1="9.763cm" svg:y1="17.51cm" svg:x2="11.287cm" svg:y2="17.51cm">
          <text:p/>
        </draw:line>
        <draw:line draw:style-name="gr19" draw:text-style-name="P2" draw:layer="layout" svg:x1="9.763cm" svg:y1="18.018cm" svg:x2="11.287cm" svg:y2="18.018cm">
          <text:p/>
        </draw:line>
        <draw:line draw:style-name="gr19" draw:text-style-name="P2" draw:layer="layout" svg:x1="9.763cm" svg:y1="18.526cm" svg:x2="11.287cm" svg:y2="18.526cm">
          <text:p/>
        </draw:line>
        <draw:line draw:style-name="gr19" draw:text-style-name="P2" draw:layer="layout" svg:x1="9.763cm" svg:y1="19.034cm" svg:x2="11.287cm" svg:y2="19.034cm">
          <text:p/>
        </draw:line>
        <draw:custom-shape draw:style-name="gr5" draw:text-style-name="P2" draw:layer="layout" svg:width="1.524cm" svg:height="4.064cm" svg:x="12.303cm" svg:y="15.478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2.303cm" svg:y1="15.986cm" svg:x2="13.827cm" svg:y2="15.986cm">
          <text:p/>
        </draw:line>
        <draw:line draw:style-name="gr19" draw:text-style-name="P2" draw:layer="layout" svg:x1="12.303cm" svg:y1="16.494cm" svg:x2="13.827cm" svg:y2="16.494cm">
          <text:p/>
        </draw:line>
        <draw:line draw:style-name="gr19" draw:text-style-name="P2" draw:layer="layout" svg:x1="12.303cm" svg:y1="17.002cm" svg:x2="13.827cm" svg:y2="17.002cm">
          <text:p/>
        </draw:line>
        <draw:line draw:style-name="gr19" draw:text-style-name="P2" draw:layer="layout" svg:x1="12.303cm" svg:y1="17.51cm" svg:x2="13.827cm" svg:y2="17.51cm">
          <text:p/>
        </draw:line>
        <draw:line draw:style-name="gr19" draw:text-style-name="P2" draw:layer="layout" svg:x1="12.303cm" svg:y1="18.018cm" svg:x2="13.827cm" svg:y2="18.018cm">
          <text:p/>
        </draw:line>
        <draw:line draw:style-name="gr19" draw:text-style-name="P2" draw:layer="layout" svg:x1="12.303cm" svg:y1="18.526cm" svg:x2="13.827cm" svg:y2="18.526cm">
          <text:p/>
        </draw:line>
        <draw:line draw:style-name="gr19" draw:text-style-name="P2" draw:layer="layout" svg:x1="12.303cm" svg:y1="19.034cm" svg:x2="13.827cm" svg:y2="19.034cm">
          <text:p/>
        </draw:line>
        <draw:custom-shape draw:style-name="gr5" draw:text-style-name="P2" draw:layer="layout" svg:width="1.397cm" svg:height="0.508cm" svg:x="9.89cm" svg:y="19.5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7cm" svg:height="0.508cm" svg:x="12.43cm" svg:y="19.5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0.381cm" svg:x="4.937cm" svg:y="15.09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.397cm" svg:height="0.935cm" svg:x="4.683cm" svg:y="14.97cm">
          <draw:text-box>
            <text:p><text:span text:style-name="T12">M5</text:span></text:p>
          </draw:text-box>
        </draw:frame>
        <draw:custom-shape draw:style-name="gr5" draw:text-style-name="P2" draw:layer="layout" svg:width="1.27cm" svg:height="0.508cm" svg:x="4.556cm" svg:y="19.54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064cm" svg:height="0.521cm" svg:x="9.763cm" svg:y="19.415cm">
          <draw:text-box>
            <text:p><text:span text:style-name="T12">M6</text:span><text:span text:style-name="T12"><text:tab/></text:span><text:span text:style-name="T12"><text:tab/></text:span><text:span text:style-name="T12">C6</text:span></text:p>
          </draw:text-box>
        </draw:frame>
        <draw:line draw:style-name="gr19" draw:text-style-name="P2" draw:layer="layout" svg:x1="14.24cm" svg:y1="20.177cm" svg:x2="1cm" svg:y2="20.177cm">
          <text:p/>
        </draw:line>
        <draw:frame draw:style-name="gr13" draw:text-style-name="P6" draw:layer="layout" svg:width="5.08cm" svg:height="0.635cm" svg:x="1cm" svg:y="20.177cm">
          <draw:text-box>
            <text:p><text:span text:style-name="T10">Step 7: Paying For It</text:span></text:p>
          </draw:text-box>
        </draw:frame>
        <draw:frame draw:style-name="gr21" draw:layer="layout" svg:width="5.334cm" svg:height="1.016cm" svg:x="1cm" svg:y="20.685cm">
          <draw:text-box>
            <text:p>Total C1 through C6 for Total Value: </text:p>
            <text:p/>
            <text:p>(TV / 40) x 120% = Quarterly Payment:</text:p>
          </draw:text-box>
        </draw:frame>
        <draw:custom-shape draw:style-name="gr5" draw:text-style-name="P2" draw:layer="layout" svg:width="2.159cm" svg:height="0.889cm" svg:x="6.08cm" svg:y="20.68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6.08cm" svg:y1="21.142cm" svg:x2="8.239cm" svg:y2="21.142cm">
          <text:p/>
        </draw:line>
        <draw:frame draw:style-name="gr23" draw:text-style-name="P8" draw:layer="layout" svg:width="2.413cm" svg:height="0.935cm" svg:x="5.826cm" svg:y="20.558cm">
          <draw:text-box>
            <text:p><text:span text:style-name="T12">TV</text:span></text:p>
          </draw:text-box>
        </draw:frame>
        <draw:line draw:style-name="gr19" draw:text-style-name="P2" draw:layer="layout" svg:x1="8.366cm" svg:y1="20.177cm" svg:x2="8.366cm" svg:y2="21.86cm">
          <text:p/>
        </draw:line>
        <draw:frame draw:style-name="gr24" draw:layer="layout" svg:width="5.874cm" svg:height="1.983cm" svg:x="8.366cm" svg:y="20.177cm">
          <draw:text-box>
            <text:p><text:span text:style-name="T7">Current Status/Systems Damage</text:span><text:tab/></text:p>
            <text:p><text:s/><text:tab/><text:tab/>Engines <text:tab/><text:span text:style-name="T13">q q </text:span></text:p>
            <text:p/>
            <text:p><text:s/><text:tab/><text:tab/>Thrusters <text:span text:style-name="T13">q q</text:span></text:p>
            <text:p/>
            <text:p>Engineering <text:span text:style-name="T13">qqqq</text:span> <text:tab/>Sensors <text:tab/><text:span text:style-name="T13">q q</text:span></text:p>
          </draw:text-box>
        </draw:frame>
        <draw:custom-shape draw:style-name="gr5" draw:text-style-name="P2" draw:layer="layout" svg:width="2.413cm" svg:height="0.762cm" svg:x="8.62cm" svg:y="20.685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814cm" svg:y1="20.685cm" svg:x2="9.814cm" svg:y2="21.447cm">
          <text:p/>
        </draw:line>
        <draw:frame draw:style-name="gr6" draw:text-style-name="P8" draw:layer="layout" svg:width="2.413cm" svg:height="0.808cm" svg:x="8.62cm" svg:y="20.558cm">
          <draw:text-box>
            <text:p><text:span text:style-name="T12">Hull</text:span><text:span text:style-name="T12"><text:tab/></text:span><text:span text:style-name="T12"> AP</text:span></text:p>
          </draw:text-box>
        </draw:frame>
        <draw:frame draw:style-name="gr23" draw:text-style-name="P10" draw:layer="layout" svg:width="0.635cm" svg:height="0.935cm" svg:x="1.001cm" svg:y="1.128cm">
          <draw:text-box>
            <text:p><text:span text:style-name="T1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CR A Extended'" style:font-style-name="Regular" style:font-family-generic="modern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8:24:06.15</meta:creation-date>
    <dc:date>2013-02-26T01:41:36.45</dc:date>
    <meta:editing-duration>PT3H50M46S</meta:editing-duration>
    <meta:editing-cycles>30</meta:editing-cycles>
    <meta:generator>LibreOffice/4.0.0.3$Windows_x86 LibreOffice_project/7545bee9c2a0782548772a21bc84a9dcc583b89</meta:generator>
    <meta:document-statistic meta:object-count="145"/>
  </office:meta>
</office:document-meta>
</file>